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ce181e" draw:textarea-vertical-align="top" draw:auto-grow-height="false" draw:fit-to-size="false" style:shrink-to-fit="false" fo:min-height="0.519cm" fo:min-width="0.241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ddddd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0000" draw:textarea-vertical-align="top" draw:auto-grow-height="false" draw:fit-to-size="false" style:shrink-to-fit="false" fo:min-height="0.519cm" fo:min-width="0.241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cccccc" draw:textarea-vertical-align="top" draw:auto-grow-height="false" draw:fit-to-size="false" style:shrink-to-fit="false" fo:min-height="0.519cm" fo:min-width="0.241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37b70" draw:textarea-vertical-align="top" draw:auto-grow-height="false" draw:fit-to-size="false" style:shrink-to-fit="false" fo:min-height="0.519cm" fo:min-width="0.24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04e4d" draw:textarea-vertical-align="top" draw:auto-grow-height="false" draw:fit-to-size="false" style:shrink-to-fit="false" fo:min-height="0.519cm" fo:min-width="0.24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f7a19a" draw:textarea-vertical-align="top" draw:auto-grow-height="false" draw:fit-to-size="false" style:shrink-to-fit="false" fo:min-height="0.519cm" fo:min-width="0.24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msArrowOpenEnd_20_5_20_26" draw:marker-end-width="0.245cm" draw:marker-end-center="false" draw:stroke-linejoin="round" draw:fill="solid" draw:fill-color="#dddddd" draw:textarea-vertical-align="top" draw:auto-grow-height="false" fo:min-height="5.928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ce181e"/>
      <style:paragraph-properties fo:text-align="start" style:font-independent-line-spacing="true"/>
      <style:text-properties fo:font-size="20pt"/>
    </style:style>
    <style:style style:name="P2" style:family="paragraph">
      <loext:graphic-properties draw:fill="solid" draw:fill-color="#dddddd"/>
      <style:paragraph-properties fo:text-align="start"/>
      <style:text-properties fo:font-size="18pt"/>
    </style:style>
    <style:style style:name="P3" style:family="paragraph">
      <loext:graphic-properties draw:fill="solid" draw:fill-color="#ff0000"/>
      <style:paragraph-properties fo:text-align="start" style:font-independent-line-spacing="true"/>
      <style:text-properties fo:font-size="20pt"/>
    </style:style>
    <style:style style:name="P4" style:family="paragraph">
      <loext:graphic-properties draw:fill="solid" draw:fill-color="#cccccc"/>
      <style:paragraph-properties fo:text-align="start" style:font-independent-line-spacing="true"/>
      <style:text-properties fo:font-size="20pt"/>
    </style:style>
    <style:style style:name="P5" style:family="paragraph">
      <loext:graphic-properties draw:fill="solid" draw:fill-color="#f37b70"/>
      <style:paragraph-properties fo:text-align="start" style:font-independent-line-spacing="true"/>
      <style:text-properties fo:font-size="20pt"/>
    </style:style>
    <style:style style:name="P6" style:family="paragraph">
      <loext:graphic-properties draw:fill="solid" draw:fill-color="#f04e4d"/>
      <style:paragraph-properties fo:text-align="start" style:font-independent-line-spacing="true"/>
      <style:text-properties fo:font-size="20pt"/>
    </style:style>
    <style:style style:name="P7" style:family="paragraph">
      <loext:graphic-properties draw:fill="solid" draw:fill-color="#f7a19a"/>
      <style:paragraph-properties fo:text-align="start" style:font-independent-line-spacing="true"/>
      <style:text-properties fo:font-size="20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Oval 4" draw:style-name="gr1" draw:text-style-name="P1" draw:layer="layout" svg:width="1.057cm" svg:height="1.093cm" svg:x="7.918cm" svg:y="4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2" draw:text-style-name="P2" draw:layer="layout" svg:x1="8.975cm" svg:y1="4.702cm" svg:x2="11.515cm" svg:y2="4.703cm">
          <text:p/>
        </draw:line>
        <draw:custom-shape draw:name="Oval 8" draw:style-name="gr3" draw:text-style-name="P3" draw:layer="layout" svg:width="1.057cm" svg:height="1.093cm" svg:x="11.516cm" svg:y="4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" draw:style-name="gr2" draw:text-style-name="P2" draw:layer="layout" svg:x1="12.581cm" svg:y1="4.685cm" svg:x2="15.121cm" svg:y2="4.686cm">
          <text:p/>
        </draw:line>
        <draw:custom-shape draw:name="Oval 10" draw:style-name="gr3" draw:text-style-name="P3" draw:layer="layout" svg:width="1.057cm" svg:height="1.093cm" svg:x="18.722cm" svg:y="4.1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2" draw:text-style-name="P2" draw:layer="layout" svg:x1="16.18cm" svg:y1="4.685cm" svg:x2="18.72cm" svg:y2="4.686cm">
          <text:p/>
        </draw:line>
        <draw:custom-shape draw:name="Oval 12" draw:style-name="gr4" draw:text-style-name="P4" draw:layer="layout" svg:width="1.057cm" svg:height="1.093cm" svg:x="15.12cm" svg:y="4.1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2" draw:text-style-name="P2" draw:layer="layout" svg:x1="19.778cm" svg:y1="4.702cm" svg:x2="22.318cm" svg:y2="4.703cm">
          <text:p/>
        </draw:line>
        <draw:custom-shape draw:name="Oval 14" draw:style-name="gr4" draw:text-style-name="P4" draw:layer="layout" svg:width="1.057cm" svg:height="1.093cm" svg:x="22.318cm" svg:y="4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" draw:text-style-name="P1" draw:layer="layout" svg:width="1.057cm" svg:height="1.093cm" svg:x="7.953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6" draw:style-name="gr2" draw:text-style-name="P2" draw:layer="layout" svg:x1="9.011cm" svg:y1="8.23cm" svg:x2="11.551cm" svg:y2="8.231cm">
          <text:p/>
        </draw:line>
        <draw:custom-shape draw:name="Oval 17" draw:style-name="gr3" draw:text-style-name="P3" draw:layer="layout" svg:width="1.057cm" svg:height="1.093cm" svg:x="11.551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8" draw:style-name="gr2" draw:text-style-name="P2" draw:layer="layout" svg:x1="12.617cm" svg:y1="8.213cm" svg:x2="15.157cm" svg:y2="8.214cm">
          <text:p/>
        </draw:line>
        <draw:custom-shape draw:name="Oval 19" draw:style-name="gr5" draw:text-style-name="P5" draw:layer="layout" svg:width="1.057cm" svg:height="1.093cm" svg:x="15.157cm" svg:y="7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" draw:style-name="gr2" draw:text-style-name="P2" draw:layer="layout" svg:x1="16.215cm" svg:y1="8.213cm" svg:x2="18.755cm" svg:y2="8.214cm">
          <text:p/>
        </draw:line>
        <draw:custom-shape draw:name="Oval 21" draw:style-name="gr5" draw:text-style-name="P5" draw:layer="layout" svg:width="1.057cm" svg:height="1.093cm" svg:x="18.755cm" svg:y="7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2" draw:text-style-name="P2" draw:layer="layout" svg:x1="19.813cm" svg:y1="8.23cm" svg:x2="22.353cm" svg:y2="8.231cm">
          <text:p/>
        </draw:line>
        <draw:custom-shape draw:name="Oval 23" draw:style-name="gr4" draw:text-style-name="P4" draw:layer="layout" svg:width="1.057cm" svg:height="1.093cm" svg:x="22.354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" draw:text-style-name="P1" draw:layer="layout" svg:width="1.057cm" svg:height="1.093cm" svg:x="7.918cm" svg:y="11.2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8.975cm" svg:y1="11.758cm" svg:x2="11.515cm" svg:y2="11.759cm">
          <text:p/>
        </draw:line>
        <draw:custom-shape draw:name="Oval 35" draw:style-name="gr6" draw:text-style-name="P6" draw:layer="layout" svg:width="1.057cm" svg:height="1.093cm" svg:x="11.516cm" svg:y="11.2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2" draw:text-style-name="P2" draw:layer="layout" svg:x1="12.581cm" svg:y1="11.74cm" svg:x2="15.121cm" svg:y2="11.741cm">
          <text:p/>
        </draw:line>
        <draw:custom-shape draw:name="Oval 37" draw:style-name="gr5" draw:text-style-name="P5" draw:layer="layout" svg:width="1.057cm" svg:height="1.093cm" svg:x="15.122cm" svg:y="11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2" draw:text-style-name="P2" draw:layer="layout" svg:x1="16.18cm" svg:y1="11.74cm" svg:x2="18.72cm" svg:y2="11.741cm">
          <text:p/>
        </draw:line>
        <draw:custom-shape draw:name="Oval 39" draw:style-name="gr7" draw:text-style-name="P7" draw:layer="layout" svg:width="1.057cm" svg:height="1.093cm" svg:x="18.72cm" svg:y="11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2" draw:text-style-name="P2" draw:layer="layout" svg:x1="19.778cm" svg:y1="11.758cm" svg:x2="22.318cm" svg:y2="11.759cm">
          <text:p/>
        </draw:line>
        <draw:custom-shape draw:name="Oval 41" draw:style-name="gr4" draw:text-style-name="P4" draw:layer="layout" svg:width="1.057cm" svg:height="1.093cm" svg:x="22.318cm" svg:y="11.2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3" draw:style-name="gr8" draw:text-style-name="P2" draw:layer="layout" svg:width="0.02cm" svg:height="6.178cm" svg:x="4.718cm" svg:y="5.2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9" draw:text-style-name="P9" draw:layer="layout" svg:width="5.754cm" svg:height="1.097cm" draw:transform="rotate (1.5707963267949) translate (3.541cm 11.086cm)">
          <text:p text:style-name="P8"><text:span text:style-name="T1">Contag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7.366cm" svg:height="0.962cm" svg:x="0.89cm" svg:y="4.31cm">
          <draw:text-box>
            <text:p>Individual vulnerability</text:p>
          </draw:text-box>
        </draw:frame>
        <draw:frame draw:style-name="gr10" draw:text-style-name="P10" draw:layer="layout" svg:width="5.988cm" svg:height="0.962cm" svg:x="1.89cm" svg:y="11.41cm">
          <draw:text-box>
            <text:p>Social vulnerability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09:47:06.620908567</meta:creation-date>
    <dc:date>2018-12-10T18:51:43.766124853</dc:date>
    <meta:editing-duration>PT19M6S</meta:editing-duration>
    <meta:editing-cycles>2</meta:editing-cycles>
    <meta:generator>LibreOffice/6.0.6.2$Linux_X86_64 LibreOffice_project/00m0$Build-2</meta:generator>
    <meta:document-statistic meta:object-count="54"/>
  </office:meta>
</office:document-meta>
</file>